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Beehive-title">
      <style:graphic-properties draw:auto-grow-height="true" fo:min-height="3.5cm" loext:decorative="false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 loext:decorative="false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Beehive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Beehive1-outline1">
      <style:graphic-properties fo:min-height="2.95cm" loext:decorative="false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eehive1-title">
      <style:graphic-properties fo:min-height="2.63cm" loext:decorative="false"/>
      <style:paragraph-properties style:writing-mode="lr-tb"/>
    </style:style>
    <style:style style:name="pr8" style:family="presentation" style:parent-style-name="Beehive1-outline1">
      <style:graphic-properties fo:min-height="9.135cm" loext:decorative="false"/>
      <style:paragraph-properties style:writing-mode="lr-tb"/>
    </style:style>
    <style:style style:name="pr9" style:family="presentation" style:parent-style-name="Beehive1-notes">
      <style:graphic-properties draw:fill-color="#ffffff" fo:min-height="14cm" loext:decorative="false"/>
      <style:paragraph-properties style:writing-mode="lr-tb"/>
    </style:style>
    <style:style style:name="pr10" style:family="presentation" style:parent-style-name="Beehive1-subtitle">
      <style:graphic-properties draw:fill-color="#ffffff" fo:min-height="12.195cm" loext:decorative="false"/>
      <style:paragraph-properties style:writing-mode="lr-tb"/>
    </style:style>
    <style:style style:name="pr11" style:family="presentation" style:parent-style-name="Beehive1_5f_-subtitle">
      <style:graphic-properties draw:fill-color="#ffffff" fo:min-height="12.195cm" loext:decorative="false"/>
      <style:paragraph-properties style:writing-mode="lr-tb"/>
    </style:style>
    <style:style style:name="pr12" style:family="presentation" style:parent-style-name="Beehive1_5f_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margin-top="0.42cm" fo:margin-bottom="0.35cm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2cm" fo:margin-bottom="0.35cm" fo:text-indent="0cm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.42cm" fo:margin-bottom="0.35cm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.42cm" fo:margin-bottom="0.35cm" fo:text-indent="0cm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0% 100%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c9211e" loext:opacity="100%" fo:font-size="20pt" style:font-size-asian="20pt" style:font-size-complex="2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9211e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Persistent interaction patterns across social media platforms and over time https://api.semanticscholar.org/CorpusID:268550181</presentation:footer-decl>
      <presentation:footer-decl presentation:name="ftr2">Cornell eRulemaking Initiative - https://scholarship.law.cornell.edu/ceri/21</presentation:footer-decl>
      <presentation:footer-decl presentation:name="ftr3">[2] How to disagree well: Investigating the dispute tactics used on Wikipedia - https://arxiv.org/abs/2212.08353</presentation:footer-decl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Prompting strategies for Synthetic Dialogue Experiments</text:p>
          </draw:text-box>
        </draw:frame>
        <draw:frame presentation:style-name="pr2" draw:text-style-name="P1" draw:layer="layout" svg:width="25cm" svg:height="2.5cm" svg:x="1.5cm" svg:y="9.5cm" presentation:class="subtitle" presentation:user-transformed="true">
          <draw:text-box>
            <text:p><text:span text:style-name="T1">Dimitris Tsirmpa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What we will be talking about</text:p>
          </draw:text-box>
        </draw:frame>
        <draw:frame presentation:style-name="pr5" draw:layer="layout" svg:width="25cm" svg:height="9cm" svg:x="1.67cm" svg:y="3.5cm" presentation:class="outline" presentation:user-transformed="true">
          <draw:text-box>
            <text:list text:style-name="L2">
              <text:list-item>
                <text:p text:style-name="P3">Defining a policy – Moderator prompts</text:p>
              </text:list-item>
              <text:list-item>
                <text:p text:style-name="P3">Breaching the policy – User prompts</text:p>
              </text:list-item>
              <text:list-item>
                <text:p text:style-name="P3">The “Moderation Game” prom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eehive1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Defining Policy – What do we want to see?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w would the ideal conversation be like?</text:p>
                <text:list>
                  <text:list-item>
                    <text:p>Deliberative discussion;</text:p>
                    <text:list>
                      <text:list-item>
                        <text:p>Agreement is <text:span text:style-name="T2">not</text:span> a priority</text:p>
                      </text:list-item>
                      <text:list-item>
                        <text:p>There is no “winning” the argument</text:p>
                      </text:list-item>
                    </text:list>
                  </text:list-item>
                </text:list>
              </text:list-item>
              <text:list-item>
                <text:p>Toxic discussion makes users much less likely to consider other opinions <text:span text:style-name="T3">[1]</text:span></text:p>
              </text:list-item>
              <text:list-item>
                <text:p><text:span text:style-name="T3">Polarization is the devil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4" draw:master-page-name="Beehive1" presentation:presentation-page-layout-name="AL2T1" presentation:use-footer-name="ftr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fining Policy – Moderator Prompt</text:p>
          </draw:text-box>
        </draw:frame>
        <draw:frame presentation:style-name="pr8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4">How would we form a prompt from these guidelines?</text:span></text:p>
                <text:list>
                  <text:list-item>
                    <text:p><text:span text:style-name="T4">Keep interventions to a minimum</text:span></text:p>
                  </text:list-item>
                  <text:list-item>
                    <text:p><text:span text:style-name="T4">Keep the discussion civil and on-point</text:span></text:p>
                  </text:list-item>
                  <text:list-item>
                    <text:p><text:span text:style-name="T4">Try to avoid overtly threatening to ban users</text:span></text:p>
                  </text:list-item>
                  <text:list-item>
                    <text:p><text:span text:style-name="T4"><text:s/></text:span><text:span text:style-name="T4">Bans should be used as a last resort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eehive1" presentation:presentation-page-layout-name="AL2T1" presentation:use-footer-name="ftr2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Defining Policy – Human moderator guidelines</text:p>
          </draw:text-box>
        </draw:frame>
        <draw:frame presentation:style-name="pr8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5">Remain neutral; do not take a position or form </text:span><text:span text:style-name="T6">unconscious biases</text:span><text:span text:style-name="T4">.</text:span></text:p>
              </text:list-item>
              <text:list-item>
                <text:p text:style-name="P4"><text:span text:style-name="T4">Do not respond immediately. Read and reflect to understand the comment fully.</text:span></text:p>
                <text:list>
                  <text:list-item>
                    <text:p text:style-name="P7"><text:span text:style-name="T4">Avoid evaluative or condescending responses.</text:span></text:p>
                  </text:list-item>
                  <text:list-item>
                    <text:p text:style-name="P7"><text:span text:style-name="T4">If unsure, rephrase what you think the commenter is saying at the start of your response.</text:span></text:p>
                  </text:list-item>
                </text:list>
              </text:list-item>
              <text:list-item>
                <text:p text:style-name="P4"><text:span text:style-name="T4">Ask purposeful questions, as </text:span><text:span text:style-name="T7">you may only have one chance</text:span><text:span text:style-name="T4"> to interact with a commenter.</text:span></text:p>
              </text:list-item>
              <text:list-item>
                <text:p text:style-name="P4"><text:span text:style-name="T4">Use short sentences and common words. Avoid technical terms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eehive1" presentation:presentation-page-layout-name="AL2T1" presentation:use-footer-name="ftr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Breaching the Policy – The real world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Online discussions less than ideal most of the time</text:p>
                <text:list>
                  <text:list-item>
                    <text:p>Anonymity makes people less likely to consider other people argue in good faith [1]</text:p>
                  </text:list-item>
                  <text:list-item>
                    <text:p>Personal attacks common – significantly increase the chance of the conversation collapsing [2]</text:p>
                  </text:list-item>
                  <text:list-item>
                    <text:p>People resist changing their beliefs</text:p>
                  </text:list-item>
                </text:list>
              </text:list-item>
              <text:list-item>
                <text:p>These are all aspects that our LLM users should <text:span text:style-name="T8">follow</text:span> while talking with each oth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4" draw:master-page-name="Beehive1" presentation:presentation-page-layout-name="AL2T1" presentation:use-footer-name="ftr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Breaking the Policy – User Prompt</text:p>
          </draw:text-box>
        </draw:frame>
        <draw:frame presentation:style-name="pr8" draw:text-style-name="P8" draw:layer="layout" svg:width="25.199cm" svg:height="9.134cm" svg:x="1.4cm" svg:y="3.685cm" presentation:class="outline">
          <draw:text-box>
            <text:list text:style-name="L2">
              <text:list-header>
                <text:p text:style-name="P8"><text:span text:style-name="T1"/></text:p>
              </text:list-header>
              <text:list-item>
                <text:p text:style-name="P8"><text:span text:style-name="T1">You should defend your position if possible</text:span></text:p>
              </text:list-item>
              <text:list-item>
                <text:p text:style-name="P8"><text:span text:style-name="T1">Attacks against the opponents are encouraged, as long as you can get away with it</text:span></text:p>
              </text:list-item>
              <text:list-item>
                <text:p text:style-name="P8"><text:span text:style-name="T1">Do not get banned from the discussio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Beehive1" presentation:presentation-page-layout-name="AL3T32" presentation:use-footer-name="ftr3">
        <office:forms form:automatic-focus="false" form:apply-design-mode="false"/>
        <draw:frame presentation:style-name="pr10" draw:text-style-name="P2" draw:layer="layout" svg:width="25.199cm" svg:height="12.195cm" svg:x="1.4cm" svg:y="0.627cm" presentation:class="subtitle">
          <draw:text-box>
            <text:p>The Moderation Game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4" draw:master-page-name="Beehive1" presentation:presentation-page-layout-name="AL2T1" presentation:use-footer-name="ftr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oderation Game - Moderator</text:p>
          </draw:text-box>
        </draw:frame>
        <draw:frame presentation:style-name="pr8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Intervene: -1 points</text:span></text:p>
              </text:list-item>
              <text:list-item>
                <text:p text:style-name="P9"><text:span text:style-name="T1">Threatened ban: -1 points</text:span></text:p>
              </text:list-item>
              <text:list-item>
                <text:p text:style-name="P9"><text:span text:style-name="T1">Intervention led to better behavior: +3 points</text:span></text:p>
              </text:list-item>
              <text:list-item>
                <text:p text:style-name="P9"><text:span text:style-name="T1">Banned a participant: -5 poin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4" draw:master-page-name="Beehive1" presentation:presentation-page-layout-name="AL2T1" presentation:use-footer-name="ftr3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oderation Game - User</text:p>
          </draw:text-box>
        </draw:frame>
        <draw:frame presentation:style-name="pr8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9"><text:span text:style-name="T1"><text:s/></text:span><text:span text:style-name="T1">Defend your position: +1 point</text:span></text:p>
              </text:list-item>
              <text:list-item>
                <text:p text:style-name="P10"><text:span text:style-name="T1"><text:s/></text:span><text:span text:style-name="T1">Concede to an opponent's view: -0.5 points</text:span></text:p>
              </text:list-item>
              <text:list-item>
                <text:p text:style-name="P9"><text:span text:style-name="T1"><text:s/></text:span><text:span text:style-name="T1">Provoke a toxic answer from your opponent: +2 points</text:span></text:p>
              </text:list-item>
              <text:list-item>
                <text:p text:style-name="P9"><text:span text:style-name="T1"><text:s/></text:span><text:span text:style-name="T1">Get away with attacking your opponent: +1 point</text:span></text:p>
              </text:list-item>
              <text:list-item>
                <text:p text:style-name="P9"><text:span text:style-name="T1"><text:s/></text:span><text:span text:style-name="T9">Get banned from the discussion: -20 point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4" draw:master-page-name="Beehive1_5f_" presentation:presentation-page-layout-name="AL3T32" presentation:use-footer-name="ftr3">
        <office:forms form:automatic-focus="false" form:apply-design-mode="false"/>
        <draw:frame presentation:style-name="pr11" draw:text-style-name="P2" draw:layer="layout" svg:width="25.199cm" svg:height="12.195cm" svg:x="1.4cm" svg:y="0.62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 loext:decorative="false"/>
    </style:style>
    <style:style style:name="Mgr5" style:family="graphic">
      <style:graphic-properties style:writing-mode="lr-tb" loext:decorative="false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 loext:decorative="false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7cm" svg:height="9.56cm" svg:x="2cm" svg:y="2.5cm" presentation:class="page"/>
        <draw:frame presentation:style-name="Beehiv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7cm" svg:height="9.56cm" svg:x="2cm" svg:y="2.5cm" presentation:class="page"/>
        <draw:frame presentation:style-name="Beehive1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eehive1_5f_-title" draw:layer="backgroundobjects" svg:width="17cm" svg:height="9.56cm" svg:x="2cm" svg:y="2.5cm" presentation:class="page"/>
        <draw:frame presentation:style-name="Beehive1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28:15.948316916</meta:creation-date>
    <meta:editing-duration>PT2H37M37S</meta:editing-duration>
    <meta:editing-cycles>5</meta:editing-cycles>
    <meta:generator>LibreOffice/24.2.5.2$Linux_X86_64 LibreOffice_project/420$Build-2</meta:generator>
    <dc:title>Beehive</dc:title>
    <dc:date>2024-09-12T18:06:51.715006517</dc:date>
    <meta:document-statistic meta:object-count="220"/>
  </office:meta>
</office:document-meta>
</file>